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ldSampleSender.testEnded( String ho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oldSampleSender.testEnd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oldSampleSender.HoldSampleSender( RemoteSampl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oldSampleSender.HoldSampleS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ldSampleSender.sampleOccurr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